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milad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f11c33">1. levels</text:a></text:p>
          <text:p text:style-name="Contents_20_2"><text:a xlink:type="simple" xlink:href="#org5b1edc4">1.1. junior</text:a></text:p>
          <text:p text:style-name="Contents_20_3"><text:a xlink:type="simple" xlink:href="#orgeed5393">1.1.1. programming skills</text:a></text:p>
          <text:p text:style-name="Contents_20_3"><text:a xlink:type="simple" xlink:href="#org82bd4f2">1.1.2. soft-skills</text:a></text:p>
          <text:p text:style-name="Contents_20_2"><text:a xlink:type="simple" xlink:href="#org7cfe290">1.2. midlevel</text:a></text:p>
          <text:p text:style-name="Contents_20_3"><text:a xlink:type="simple" xlink:href="#orgb621994">1.2.1. programming skills</text:a></text:p>
          <text:p text:style-name="Contents_20_3"><text:a xlink:type="simple" xlink:href="#orgcdf95f3">1.2.2. knowledge</text:a></text:p>
          <text:p text:style-name="Contents_20_3"><text:a xlink:type="simple" xlink:href="#orgf893e9c">1.2.3. stress handling</text:a></text:p>
          <text:p text:style-name="Contents_20_3"><text:a xlink:type="simple" xlink:href="#org6bb4f39">1.2.4. soft-skills</text:a></text:p>
          <text:p text:style-name="Contents_20_2"><text:a xlink:type="simple" xlink:href="#org22ca2e9">1.3. senior</text:a></text:p>
          <text:p text:style-name="Contents_20_3"><text:a xlink:type="simple" xlink:href="#org556b240">1.3.1. programming skills</text:a></text:p>
          <text:p text:style-name="Contents_20_3"><text:a xlink:type="simple" xlink:href="#orgfd370e6">1.3.2. knowledge</text:a></text:p>
          <text:p text:style-name="Contents_20_3"><text:a xlink:type="simple" xlink:href="#orgce16915">1.3.3. stress handling</text:a></text:p>
          <text:p text:style-name="Contents_20_3"><text:a xlink:type="simple" xlink:href="#org6b0d5c4">1.3.4. soft-skills</text:a></text:p>
          <text:p text:style-name="Contents_20_2"><text:a xlink:type="simple" xlink:href="#org349f9a2">1.4. lead</text:a></text:p>
          <text:p text:style-name="Contents_20_3"><text:a xlink:type="simple" xlink:href="#org653967a">1.4.1. programming skills</text:a></text:p>
          <text:p text:style-name="Contents_20_3"><text:a xlink:type="simple" xlink:href="#org5decda0">1.4.2. knowledge</text:a></text:p>
          <text:p text:style-name="Contents_20_3"><text:a xlink:type="simple" xlink:href="#orgc1add9d">1.4.3. stress handling</text:a></text:p>
          <text:p text:style-name="Contents_20_3"><text:a xlink:type="simple" xlink:href="#orgfeb0aea">1.4.4. soft-skills</text:a></text:p>
        </text:index-body>
      </text:table-of-content>
      <text:h text:style-name="Heading_20_1" text:outline-level="1" text:is-list-header="false">
<text:bookmark-start text:name="OrgXref.orgdf11c33"/>
<text:bookmark text:name="orgdf11c33"/>levels
<text:bookmark-end text:name="OrgXref.orgdf11c33"/></text:h>
      <text:h text:style-name="Heading_20_2" text:outline-level="2" text:is-list-header="false">
<text:bookmark-start text:name="OrgXref.org5b1edc4"/>
<text:bookmark text:name="org5b1edc4"/>junior
<text:bookmark-end text:name="OrgXref.org5b1edc4"/></text:h>
      <text:h text:style-name="Heading_20_3" text:outline-level="3" text:is-list-header="false">
<text:bookmark-start text:name="OrgXref.orgeed5393"/>
<text:bookmark text:name="orgeed5393"/>programming skills
<text:bookmark-end text:name="OrgXref.orgeed5393"/></text:h>
      <text:list text:style-name="OrgNumberedList" text:continue-numbering="false">
        <text:list-item>
          <text:p text:style-name="Text_20_body">
<text:bookmark-start text:name="OrgXref.org07c53e8"/>
<text:bookmark text:name="org07c53e8"/>Java programming<text:tab/><text:span text:style-name="OrgTags">[<text:span text:style-name="OrgTag">junior</text:span>]</text:span>
<text:bookmark-end text:name="OrgXref.org07c53e8"/></text:p>
        </text:list-item>
        <text:list-item>
          <text:p text:style-name="Text_20_body">
<text:bookmark-start text:name="OrgXref.orgb5c6071"/>
<text:bookmark text:name="orgb5c6071"/>spring framework<text:tab/><text:span text:style-name="OrgTags">[<text:span text:style-name="OrgTag">junior</text:span>]</text:span>
<text:bookmark-end text:name="OrgXref.orgb5c6071"/></text:p>
        </text:list-item>
        <text:list-item>
          <text:p text:style-name="Text_20_body">
<text:bookmark-start text:name="OrgXref.org5a07480"/>
<text:bookmark text:name="org5a07480"/>Hibernate JPA<text:tab/><text:span text:style-name="OrgTags">[<text:span text:style-name="OrgTag">junior</text:span>]</text:span>
<text:bookmark-end text:name="OrgXref.org5a07480"/></text:p>
        </text:list-item>
      </text:list>
      <text:h text:style-name="Heading_20_3" text:outline-level="3" text:is-list-header="false">
<text:bookmark-start text:name="OrgXref.org82bd4f2"/>
<text:bookmark text:name="org82bd4f2"/>soft-skills
<text:bookmark-end text:name="OrgXref.org82bd4f2"/></text:h>
      <text:list text:style-name="OrgNumberedList" text:continue-numbering="false">
        <text:list-item>
          <text:p text:style-name="Text_20_body">
<text:bookmark-start text:name="OrgXref.org6bf7ff0"/>
<text:bookmark text:name="org6bf7ff0"/>Growth Mentality<text:tab/><text:span text:style-name="OrgTags">[<text:span text:style-name="OrgTag">junior</text:span>]</text:span>
<text:bookmark-end text:name="OrgXref.org6bf7ff0"/></text:p>
        </text:list-item>
        <text:list-item>
          <text:p text:style-name="Text_20_body">
<text:bookmark-start text:name="OrgXref.orgd3aea7e"/>
<text:bookmark text:name="orgd3aea7e"/>avid learner<text:tab/><text:span text:style-name="OrgTags">[<text:span text:style-name="OrgTag">junior</text:span>]</text:span>
<text:bookmark-end text:name="OrgXref.orgd3aea7e"/></text:p>
        </text:list-item>
        <text:list-item>
          <text:p text:style-name="Text_20_body">
<text:bookmark-start text:name="OrgXref.orgb2ec832"/>
<text:bookmark text:name="orgb2ec832"/>taking responsibility for their action and consequences<text:tab/><text:span text:style-name="OrgTags">[<text:span text:style-name="OrgTag">junior</text:span>]</text:span>
<text:bookmark-end text:name="OrgXref.orgb2ec832"/></text:p>
        </text:list-item>
      </text:list>
      <text:h text:style-name="Heading_20_2" text:outline-level="2" text:is-list-header="false">
<text:bookmark-start text:name="OrgXref.org7cfe290"/>
<text:bookmark text:name="org7cfe290"/>midlevel
<text:bookmark-end text:name="OrgXref.org7cfe290"/></text:h>
      <text:h text:style-name="Heading_20_3" text:outline-level="3" text:is-list-header="false">
<text:bookmark-start text:name="OrgXref.orgb621994"/>
<text:bookmark text:name="orgb621994"/>programming skills
<text:bookmark-end text:name="OrgXref.orgb621994"/></text:h>
      <text:list text:style-name="OrgNumberedList" text:continue-numbering="false">
        <text:list-item>
          <text:p text:style-name="Text_20_body">
<text:bookmark-start text:name="OrgXref.orgfd019d2"/>
<text:bookmark text:name="orgfd019d2"/>Java programming<text:tab/><text:span text:style-name="OrgTags">[<text:span text:style-name="OrgTag">junior</text:span>]</text:span>
<text:bookmark-end text:name="OrgXref.orgfd019d2"/></text:p>
        </text:list-item>
        <text:list-item>
          <text:p text:style-name="Text_20_body">
<text:bookmark-start text:name="OrgXref.org64a9bf0"/>
<text:bookmark text:name="org64a9bf0"/>spring framework<text:tab/><text:span text:style-name="OrgTags">[<text:span text:style-name="OrgTag">junior</text:span>]</text:span>
<text:bookmark-end text:name="OrgXref.org64a9bf0"/></text:p>
        </text:list-item>
        <text:list-item>
          <text:p text:style-name="Text_20_body">
<text:bookmark-start text:name="OrgXref.orgc025930"/>
<text:bookmark text:name="orgc025930"/>Hibernate JPA<text:tab/><text:span text:style-name="OrgTags">[<text:span text:style-name="OrgTag">junior</text:span>]</text:span>
<text:bookmark-end text:name="OrgXref.orgc025930"/></text:p>
        </text:list-item>
        <text:list-item>
          <text:p text:style-name="Text_20_body">
<text:bookmark-start text:name="OrgXref.org83c7c9c"/>
<text:bookmark text:name="org83c7c9c"/>Database<text:tab/><text:span text:style-name="OrgTags">[<text:span text:style-name="OrgTag">midlevel</text:span>]</text:span>
<text:bookmark-end text:name="OrgXref.org83c7c9c"/></text:p>
        </text:list-item>
        <text:list-item>
          <text:p text:style-name="Text_20_body">
<text:bookmark-start text:name="OrgXref.org855f31d"/>
<text:bookmark text:name="org855f31d"/>redis<text:tab/><text:span text:style-name="OrgTags">[<text:span text:style-name="OrgTag">midlevel</text:span>]</text:span>
<text:bookmark-end text:name="OrgXref.org855f31d"/></text:p>
        </text:list-item>
        <text:list-item>
          <text:p text:style-name="Text_20_body">
<text:bookmark-start text:name="OrgXref.orgf9bdd17"/>
<text:bookmark text:name="orgf9bdd17"/>Tests<text:tab/><text:span text:style-name="OrgTags">[<text:span text:style-name="OrgTag">midlevel</text:span>]</text:span>
<text:bookmark-end text:name="OrgXref.orgf9bdd17"/></text:p>
        </text:list-item>
        <text:list-item>
          <text:p text:style-name="Text_20_body">
<text:bookmark-start text:name="OrgXref.org98bb822"/>
<text:bookmark text:name="org98bb822"/>Test framework JUnit<text:tab/><text:span text:style-name="OrgTags">[<text:span text:style-name="OrgTag">midlevel</text:span>]</text:span>
<text:bookmark-end text:name="OrgXref.org98bb822"/></text:p>
        </text:list-item>
      </text:list>
      <text:h text:style-name="Heading_20_3" text:outline-level="3" text:is-list-header="false">
<text:bookmark-start text:name="OrgXref.orgcdf95f3"/>
<text:bookmark text:name="orgcdf95f3"/>knowledge
<text:bookmark-end text:name="OrgXref.orgcdf95f3"/></text:h>
      <text:list text:style-name="OrgNumberedList" text:continue-numbering="false">
        <text:list-item>
          <text:p text:style-name="Text_20_body">
<text:bookmark-start text:name="OrgXref.org2fc5363"/>
<text:bookmark text:name="org2fc5363"/>how systems work
<text:bookmark-end text:name="OrgXref.org2fc5363"/></text:p>
          <text:list text:style-name="OrgNumberedList" text:continue-numbering="true">
            <text:list-item>
              <text:p text:style-name="Text_20_body">
<text:bookmark-start text:name="OrgXref.orgda0970a"/>
<text:bookmark text:name="orgda0970a"/>Understand Java echo-system<text:tab/><text:span text:style-name="OrgTags">[<text:span text:style-name="OrgTag">midlevel</text:span>]</text:span>
<text:bookmark-end text:name="OrgXref.orgda0970a"/></text:p>
            </text:list-item>
            <text:list-item>
              <text:p text:style-name="Text_20_body">
<text:bookmark-start text:name="OrgXref.orgf5f3e19"/>
<text:bookmark text:name="orgf5f3e19"/>Understand how Spring framework works<text:tab/><text:span text:style-name="OrgTags">[<text:span text:style-name="OrgTag">midlevel</text:span>]</text:span>
<text:bookmark-end text:name="OrgXref.orgf5f3e19"/></text:p>
            </text:list-item>
            <text:list-item>
              <text:p text:style-name="Text_20_body">
<text:bookmark-start text:name="OrgXref.org28532ad"/>
<text:bookmark text:name="org28532ad"/>Understand algorithm complexity<text:tab/><text:span text:style-name="OrgTags">[<text:span text:style-name="OrgTag">midlevel</text:span>]</text:span>
<text:bookmark-end text:name="OrgXref.org28532ad"/></text:p>
            </text:list-item>
            <text:list-item>
              <text:p text:style-name="Text_20_body">
<text:bookmark-start text:name="OrgXref.orgba48a48"/>
<text:bookmark text:name="orgba48a48"/>Understanding of JVM and how it works<text:tab/><text:span text:style-name="OrgTags">[<text:span text:style-name="OrgTag">midlevel</text:span>]</text:span>
<text:bookmark-end text:name="OrgXref.orgba48a48"/></text:p>
            </text:list-item>
            <text:list-item>
              <text:p text:style-name="Text_20_body">
<text:bookmark-start text:name="OrgXref.org760f895"/>
<text:bookmark text:name="org760f895"/>understand how logging work<text:tab/><text:span text:style-name="OrgTags">[<text:span text:style-name="OrgTag">midlevel</text:span>]</text:span>
<text:bookmark-end text:name="OrgXref.org760f895"/></text:p>
            </text:list-item>
          </text:list>
        </text:list-item>
        <text:list-item>
          <text:p text:style-name="Text_20_body">
<text:bookmark-start text:name="OrgXref.org8426e51"/>
<text:bookmark text:name="org8426e51"/>Codding standards
<text:bookmark-end text:name="OrgXref.org8426e51"/></text:p>
          <text:list text:style-name="OrgNumberedList" text:continue-numbering="true">
            <text:list-item>
              <text:p text:style-name="Text_20_body">
<text:bookmark-start text:name="OrgXref.org564766a"/>
<text:bookmark text:name="org564766a"/>Fault tolerant code<text:tab/><text:span text:style-name="OrgTags">[<text:span text:style-name="OrgTag">midlevel</text:span>]</text:span>
<text:bookmark-end text:name="OrgXref.org564766a"/></text:p>
            </text:list-item>
            <text:list-item>
              <text:p text:style-name="Text_20_body">
<text:bookmark-start text:name="OrgXref.org75e8258"/>
<text:bookmark text:name="org75e8258"/>Error handling practices<text:tab/><text:span text:style-name="OrgTags">[<text:span text:style-name="OrgTag">midlevel</text:span>]</text:span>
<text:bookmark-end text:name="OrgXref.org75e8258"/></text:p>
            </text:list-item>
            <text:list-item>
              <text:p text:style-name="Text_20_body">
<text:bookmark-start text:name="OrgXref.org797a9d8"/>
<text:bookmark text:name="org797a9d8"/>resource management practices<text:tab/><text:span text:style-name="OrgTags">[<text:span text:style-name="OrgTag">midlevel</text:span>]</text:span>
<text:bookmark-end text:name="OrgXref.org797a9d8"/></text:p>
            </text:list-item>
            <text:list-item>
              <text:p text:style-name="Text_20_body">
<text:bookmark-start text:name="OrgXref.org99041d7"/>
<text:bookmark text:name="org99041d7"/>Familiar with some test practices<text:tab/><text:span text:style-name="OrgTags">[<text:span text:style-name="OrgTag">midlevel</text:span>]</text:span>
<text:bookmark-end text:name="OrgXref.org99041d7"/></text:p>
            </text:list-item>
            <text:list-item>
              <text:p text:style-name="Text_20_body">
<text:bookmark-start text:name="OrgXref.org97d5397"/>
<text:bookmark text:name="org97d5397"/>Fail fast concept and it's implementation<text:tab/><text:span text:style-name="OrgTags">[<text:span text:style-name="OrgTag">midlevel</text:span>]</text:span>
<text:bookmark-end text:name="OrgXref.org97d5397"/></text:p>
            </text:list-item>
          </text:list>
        </text:list-item>
        <text:list-item>
          <text:p text:style-name="Text_20_body">
<text:bookmark-start text:name="OrgXref.org6ed09c0"/>
<text:bookmark text:name="org6ed09c0"/>architecture
<text:bookmark-end text:name="OrgXref.org6ed09c0"/></text:p>
          <text:list text:style-name="OrgNumberedList" text:continue-numbering="true">
            <text:list-item>
              <text:p text:style-name="Text_20_body">
<text:bookmark-start text:name="OrgXref.org0ac2cf6"/>
<text:bookmark text:name="org0ac2cf6"/>understand common code structure<text:tab/><text:span text:style-name="OrgTags">[<text:span text:style-name="OrgTag">midlevel</text:span>]</text:span>
<text:bookmark-end text:name="OrgXref.org0ac2cf6"/></text:p>
            </text:list-item>
            <text:list-item>
              <text:p text:style-name="Text_20_body">
<text:bookmark-start text:name="OrgXref.orgdbb5ae2"/>
<text:bookmark text:name="orgdbb5ae2"/>Clean Code<text:tab/><text:span text:style-name="OrgTags">[<text:span text:style-name="OrgTag">midlevel</text:span>]</text:span>
<text:bookmark-end text:name="OrgXref.orgdbb5ae2"/></text:p>
            </text:list-item>
            <text:list-item>
              <text:p text:style-name="Text_20_body">
<text:bookmark-start text:name="OrgXref.org1a26dba"/>
<text:bookmark text:name="org1a26dba"/>understand and implement design patterns<text:tab/><text:span text:style-name="OrgTags">[<text:span text:style-name="OrgTag">midlevel</text:span>]</text:span>
<text:bookmark-end text:name="OrgXref.org1a26dba"/></text:p>
            </text:list-item>
            <text:list-item>
              <text:p text:style-name="Text_20_body">
<text:bookmark-start text:name="OrgXref.org4872dcf"/>
<text:bookmark text:name="org4872dcf"/>Refactoring<text:tab/><text:span text:style-name="OrgTags">[<text:span text:style-name="OrgTag">midlevel</text:span>]</text:span>
<text:bookmark-end text:name="OrgXref.org4872dcf"/></text:p>
            </text:list-item>
            <text:list-item>
              <text:p text:style-name="Text_20_body">
<text:bookmark-start text:name="OrgXref.orgef710c9"/>
<text:bookmark text:name="orgef710c9"/>Code Smells<text:tab/><text:span text:style-name="OrgTags">[<text:span text:style-name="OrgTag">midlevel</text:span>]</text:span>
<text:bookmark-end text:name="OrgXref.orgef710c9"/></text:p>
            </text:list-item>
            <text:list-item>
              <text:p text:style-name="Text_20_body">
<text:bookmark-start text:name="OrgXref.orgbde700d"/>
<text:bookmark text:name="orgbde700d"/>practical understanding of monitoring<text:tab/><text:span text:style-name="OrgTags">[<text:span text:style-name="OrgTag">midlevel</text:span>]</text:span>
<text:bookmark-end text:name="OrgXref.orgbde700d"/></text:p>
            </text:list-item>
            <text:list-item>
              <text:p text:style-name="Text_20_body">
<text:bookmark-start text:name="OrgXref.org8d4b12b"/>
<text:bookmark text:name="org8d4b12b"/>practical understanding of logging system<text:tab/><text:span text:style-name="OrgTags">[<text:span text:style-name="OrgTag">midlevel</text:span>]</text:span>
<text:bookmark-end text:name="OrgXref.org8d4b12b"/></text:p>
            </text:list-item>
          </text:list>
        </text:list-item>
        <text:list-item>
          <text:p text:style-name="Text_20_body">
<text:bookmark-start text:name="OrgXref.org95ec4f7"/>
<text:bookmark text:name="org95ec4f7"/>Operational requirements
<text:bookmark-end text:name="OrgXref.org95ec4f7"/></text:p>
          <text:list text:style-name="OrgNumberedList" text:continue-numbering="true">
            <text:list-item>
              <text:p text:style-name="Text_20_body">
<text:bookmark-start text:name="OrgXref.org7feadbd"/>
<text:bookmark text:name="org7feadbd"/>Understand fin-tech coding standards<text:tab/><text:span text:style-name="OrgTags">[<text:span text:style-name="OrgTag">midlevel</text:span>]</text:span>
<text:bookmark-end text:name="OrgXref.org7feadbd"/></text:p>
            </text:list-item>
            <text:list-item>
              <text:p text:style-name="Text_20_body">
<text:bookmark-start text:name="OrgXref.orge94ee50"/>
<text:bookmark text:name="orge94ee50"/>Understand fin-tech operational standard<text:tab/><text:span text:style-name="OrgTags">[<text:span text:style-name="OrgTag">midlevel</text:span>]</text:span>
<text:bookmark-end text:name="OrgXref.orge94ee50"/></text:p>
            </text:list-item>
            <text:list-item>
              <text:p text:style-name="Text_20_body">
<text:bookmark-start text:name="OrgXref.orgb56c0ca"/>
<text:bookmark text:name="orgb56c0ca"/>Understand security implication and policies<text:tab/><text:span text:style-name="OrgTags">[<text:span text:style-name="OrgTag">midlevel</text:span>]</text:span>
<text:bookmark-end text:name="OrgXref.orgb56c0ca"/></text:p>
            </text:list-item>
            <text:list-item>
              <text:p text:style-name="Text_20_body">
<text:bookmark-start text:name="OrgXref.orgb036a9a"/>
<text:bookmark text:name="orgb036a9a"/>Understand Backward compatibility<text:tab/><text:span text:style-name="OrgTags">[<text:span text:style-name="OrgTag">midlevel</text:span>]</text:span>
<text:bookmark-end text:name="OrgXref.orgb036a9a"/></text:p>
            </text:list-item>
          </text:list>
        </text:list-item>
        <text:list-item>
          <text:p text:style-name="Text_20_body">
<text:bookmark-start text:name="OrgXref.org84924eb"/>
<text:bookmark text:name="org84924eb"/>practical understanding of how database works<text:tab/><text:span text:style-name="OrgTags">[<text:span text:style-name="OrgTag">midlevel</text:span>]</text:span>
<text:bookmark-end text:name="OrgXref.org84924eb"/></text:p>
        </text:list-item>
      </text:list>
      <text:h text:style-name="Heading_20_3" text:outline-level="3" text:is-list-header="false">
<text:bookmark-start text:name="OrgXref.orgf893e9c"/>
<text:bookmark text:name="orgf893e9c"/>stress handling
<text:bookmark-end text:name="OrgXref.orgf893e9c"/></text:h>
      <text:list text:style-name="OrgNumberedList" text:continue-numbering="false">
        <text:list-item>
          <text:p text:style-name="Text_20_body">
<text:bookmark-start text:name="OrgXref.org3f16a64"/>
<text:bookmark text:name="org3f16a64"/>Work reliably under stress and time constraint<text:tab/><text:span text:style-name="OrgTags">[<text:span text:style-name="OrgTag">midlevel</text:span>]</text:span>
<text:bookmark-end text:name="OrgXref.org3f16a64"/></text:p>
        </text:list-item>
        <text:list-item>
          <text:p text:style-name="Text_20_body">
<text:bookmark-start text:name="OrgXref.org4bf5caf"/>
<text:bookmark text:name="org4bf5caf"/>Ability to prioritize tasks under stress<text:tab/><text:span text:style-name="OrgTags">[<text:span text:style-name="OrgTag">midlevel</text:span>]</text:span>
<text:bookmark-end text:name="OrgXref.org4bf5caf"/></text:p>
        </text:list-item>
      </text:list>
      <text:h text:style-name="Heading_20_3" text:outline-level="3" text:is-list-header="false">
<text:bookmark-start text:name="OrgXref.org6bb4f39"/>
<text:bookmark text:name="org6bb4f39"/>soft-skills
<text:bookmark-end text:name="OrgXref.org6bb4f39"/></text:h>
      <text:list text:style-name="OrgNumberedList" text:continue-numbering="false">
        <text:list-item>
          <text:p text:style-name="Text_20_body">
<text:bookmark-start text:name="OrgXref.orgce9a62d"/>
<text:bookmark text:name="orgce9a62d"/>communicate with clients and service providers<text:tab/><text:span text:style-name="OrgTags">[<text:span text:style-name="OrgTag">midlevel</text:span>]</text:span>
<text:bookmark-end text:name="OrgXref.orgce9a62d"/></text:p>
        </text:list-item>
        <text:list-item>
          <text:p text:style-name="Text_20_body">
<text:bookmark-start text:name="OrgXref.orgd3ba59a"/>
<text:bookmark text:name="orgd3ba59a"/>patience<text:tab/><text:span text:style-name="OrgTags">[<text:span text:style-name="OrgTag">midlevel</text:span>]</text:span>
<text:bookmark-end text:name="OrgXref.orgd3ba59a"/></text:p>
        </text:list-item>
        <text:list-item>
          <text:p text:style-name="Text_20_body">
<text:bookmark-start text:name="OrgXref.org6a458e6"/>
<text:bookmark text:name="org6a458e6"/>Growth Mentality<text:tab/><text:span text:style-name="OrgTags">[<text:span text:style-name="OrgTag">junior</text:span>]</text:span>
<text:bookmark-end text:name="OrgXref.org6a458e6"/></text:p>
        </text:list-item>
        <text:list-item>
          <text:p text:style-name="Text_20_body">
<text:bookmark-start text:name="OrgXref.org999bfc8"/>
<text:bookmark text:name="org999bfc8"/>avid learner<text:tab/><text:span text:style-name="OrgTags">[<text:span text:style-name="OrgTag">junior</text:span>]</text:span>
<text:bookmark-end text:name="OrgXref.org999bfc8"/></text:p>
        </text:list-item>
        <text:list-item>
          <text:p text:style-name="Text_20_body">
<text:bookmark-start text:name="OrgXref.org253c335"/>
<text:bookmark text:name="org253c335"/>taking responsibility for their action and consequences<text:tab/><text:span text:style-name="OrgTags">[<text:span text:style-name="OrgTag">junior</text:span>]</text:span>
<text:bookmark-end text:name="OrgXref.org253c335"/></text:p>
        </text:list-item>
        <text:list-item>
          <text:p text:style-name="Text_20_body">
<text:bookmark-start text:name="OrgXref.org56dc387"/>
<text:bookmark text:name="org56dc387"/>communication skills<text:tab/><text:span text:style-name="OrgTags">[<text:span text:style-name="OrgTag">midlevel</text:span>]</text:span>
<text:bookmark-end text:name="OrgXref.org56dc387"/></text:p>
        </text:list-item>
      </text:list>
      <text:h text:style-name="Heading_20_2" text:outline-level="2" text:is-list-header="false">
<text:bookmark-start text:name="OrgXref.org22ca2e9"/>
<text:bookmark text:name="org22ca2e9"/>senior
<text:bookmark-end text:name="OrgXref.org22ca2e9"/></text:h>
      <text:h text:style-name="Heading_20_3" text:outline-level="3" text:is-list-header="false">
<text:bookmark-start text:name="OrgXref.org556b240"/>
<text:bookmark text:name="org556b240"/>programming skills
<text:bookmark-end text:name="OrgXref.org556b240"/></text:h>
      <text:list text:style-name="OrgNumberedList" text:continue-numbering="false">
        <text:list-item>
          <text:p text:style-name="Text_20_body">
<text:bookmark-start text:name="OrgXref.orgefa90eb"/>
<text:bookmark text:name="orgefa90eb"/>Java programming<text:tab/><text:span text:style-name="OrgTags">[<text:span text:style-name="OrgTag">junior</text:span>]</text:span>
<text:bookmark-end text:name="OrgXref.orgefa90eb"/></text:p>
        </text:list-item>
        <text:list-item>
          <text:p text:style-name="Text_20_body">
<text:bookmark-start text:name="OrgXref.org7ff2f65"/>
<text:bookmark text:name="org7ff2f65"/>spring framework<text:tab/><text:span text:style-name="OrgTags">[<text:span text:style-name="OrgTag">junior</text:span>]</text:span>
<text:bookmark-end text:name="OrgXref.org7ff2f65"/></text:p>
        </text:list-item>
        <text:list-item>
          <text:p text:style-name="Text_20_body">
<text:bookmark-start text:name="OrgXref.orgfe83133"/>
<text:bookmark text:name="orgfe83133"/>Hibernate JPA<text:tab/><text:span text:style-name="OrgTags">[<text:span text:style-name="OrgTag">junior</text:span>]</text:span>
<text:bookmark-end text:name="OrgXref.orgfe83133"/></text:p>
        </text:list-item>
        <text:list-item>
          <text:p text:style-name="Text_20_body">
<text:bookmark-start text:name="OrgXref.orgf33ec9b"/>
<text:bookmark text:name="orgf33ec9b"/>Database<text:tab/><text:span text:style-name="OrgTags">[<text:span text:style-name="OrgTag">midlevel</text:span>]</text:span>
<text:bookmark-end text:name="OrgXref.orgf33ec9b"/></text:p>
        </text:list-item>
        <text:list-item>
          <text:p text:style-name="Text_20_body">
<text:bookmark-start text:name="OrgXref.orge7dcde4"/>
<text:bookmark text:name="orge7dcde4"/>redis<text:tab/><text:span text:style-name="OrgTags">[<text:span text:style-name="OrgTag">midlevel</text:span>]</text:span>
<text:bookmark-end text:name="OrgXref.orge7dcde4"/></text:p>
        </text:list-item>
        <text:list-item>
          <text:p text:style-name="Text_20_body">
<text:bookmark-start text:name="OrgXref.org1790280"/>
<text:bookmark text:name="org1790280"/>Tests<text:tab/><text:span text:style-name="OrgTags">[<text:span text:style-name="OrgTag">midlevel</text:span>]</text:span>
<text:bookmark-end text:name="OrgXref.org1790280"/></text:p>
        </text:list-item>
        <text:list-item>
          <text:p text:style-name="Text_20_body">
<text:bookmark-start text:name="OrgXref.orga6a1ab1"/>
<text:bookmark text:name="orga6a1ab1"/>Test framework JUnit<text:tab/><text:span text:style-name="OrgTags">[<text:span text:style-name="OrgTag">midlevel</text:span>]</text:span>
<text:bookmark-end text:name="OrgXref.orga6a1ab1"/></text:p>
        </text:list-item>
      </text:list>
      <text:h text:style-name="Heading_20_3" text:outline-level="3" text:is-list-header="false">
<text:bookmark-start text:name="OrgXref.orgfd370e6"/>
<text:bookmark text:name="orgfd370e6"/>knowledge
<text:bookmark-end text:name="OrgXref.orgfd370e6"/></text:h>
      <text:list text:style-name="OrgNumberedList" text:continue-numbering="false">
        <text:list-item>
          <text:p text:style-name="Text_20_body">
<text:bookmark-start text:name="OrgXref.orgce7bd78"/>
<text:bookmark text:name="orgce7bd78"/>how systems work
<text:bookmark-end text:name="OrgXref.orgce7bd78"/></text:p>
          <text:list text:style-name="OrgNumberedList" text:continue-numbering="true">
            <text:list-item>
              <text:p text:style-name="Text_20_body">
<text:bookmark-start text:name="OrgXref.org93806c0"/>
<text:bookmark text:name="org93806c0"/>Understand Java echo-system<text:tab/><text:span text:style-name="OrgTags">[<text:span text:style-name="OrgTag">midlevel</text:span>]</text:span>
<text:bookmark-end text:name="OrgXref.org93806c0"/></text:p>
            </text:list-item>
            <text:list-item>
              <text:p text:style-name="Text_20_body">
<text:bookmark-start text:name="OrgXref.orga3a2e60"/>
<text:bookmark text:name="orga3a2e60"/>Understand how Spring framework works<text:tab/><text:span text:style-name="OrgTags">[<text:span text:style-name="OrgTag">midlevel</text:span>]</text:span>
<text:bookmark-end text:name="OrgXref.orga3a2e60"/></text:p>
            </text:list-item>
            <text:list-item>
              <text:p text:style-name="Text_20_body">
<text:bookmark-start text:name="OrgXref.org23edddb"/>
<text:bookmark text:name="org23edddb"/>Understand algorithm complexity<text:tab/><text:span text:style-name="OrgTags">[<text:span text:style-name="OrgTag">midlevel</text:span>]</text:span>
<text:bookmark-end text:name="OrgXref.org23edddb"/></text:p>
            </text:list-item>
            <text:list-item>
              <text:p text:style-name="Text_20_body">
<text:bookmark-start text:name="OrgXref.orgddd4515"/>
<text:bookmark text:name="orgddd4515"/>Understanding of JVM and how it works<text:tab/><text:span text:style-name="OrgTags">[<text:span text:style-name="OrgTag">midlevel</text:span>]</text:span>
<text:bookmark-end text:name="OrgXref.orgddd4515"/></text:p>
            </text:list-item>
            <text:list-item>
              <text:p text:style-name="Text_20_body">
<text:bookmark-start text:name="OrgXref.orgd100371"/>
<text:bookmark text:name="orgd100371"/>understand how logging work<text:tab/><text:span text:style-name="OrgTags">[<text:span text:style-name="OrgTag">midlevel</text:span>]</text:span>
<text:bookmark-end text:name="OrgXref.orgd100371"/></text:p>
            </text:list-item>
          </text:list>
        </text:list-item>
        <text:list-item>
          <text:p text:style-name="Text_20_body">
<text:bookmark-start text:name="OrgXref.org551840b"/>
<text:bookmark text:name="org551840b"/>Codding standards
<text:bookmark-end text:name="OrgXref.org551840b"/></text:p>
          <text:list text:style-name="OrgNumberedList" text:continue-numbering="true">
            <text:list-item>
              <text:p text:style-name="Text_20_body">
<text:bookmark-start text:name="OrgXref.org22922c9"/>
<text:bookmark text:name="org22922c9"/>Fault tolerant code<text:tab/><text:span text:style-name="OrgTags">[<text:span text:style-name="OrgTag">midlevel</text:span>]</text:span>
<text:bookmark-end text:name="OrgXref.org22922c9"/></text:p>
            </text:list-item>
            <text:list-item>
              <text:p text:style-name="Text_20_body">
<text:bookmark-start text:name="OrgXref.org09d6df9"/>
<text:bookmark text:name="org09d6df9"/>Error handling practices<text:tab/><text:span text:style-name="OrgTags">[<text:span text:style-name="OrgTag">midlevel</text:span>]</text:span>
<text:bookmark-end text:name="OrgXref.org09d6df9"/></text:p>
            </text:list-item>
            <text:list-item>
              <text:p text:style-name="Text_20_body">
<text:bookmark-start text:name="OrgXref.orgdb39193"/>
<text:bookmark text:name="orgdb39193"/>resource management practices<text:tab/><text:span text:style-name="OrgTags">[<text:span text:style-name="OrgTag">midlevel</text:span>]</text:span>
<text:bookmark-end text:name="OrgXref.orgdb39193"/></text:p>
            </text:list-item>
            <text:list-item>
              <text:p text:style-name="Text_20_body">
<text:bookmark-start text:name="OrgXref.org02ac5d7"/>
<text:bookmark text:name="org02ac5d7"/>Familiar with some test practices<text:tab/><text:span text:style-name="OrgTags">[<text:span text:style-name="OrgTag">midlevel</text:span>]</text:span>
<text:bookmark-end text:name="OrgXref.org02ac5d7"/></text:p>
            </text:list-item>
            <text:list-item>
              <text:p text:style-name="Text_20_body">
<text:bookmark-start text:name="OrgXref.orgd16f9ed"/>
<text:bookmark text:name="orgd16f9ed"/>Understand difference between different testing methodology<text:tab/><text:span text:style-name="OrgTags">[<text:span text:style-name="OrgTag">senior</text:span>]</text:span>
<text:bookmark-end text:name="OrgXref.orgd16f9ed"/></text:p>
            </text:list-item>
            <text:list-item>
              <text:p text:style-name="Text_20_body">
<text:bookmark-start text:name="OrgXref.orgcbca006"/>
<text:bookmark text:name="orgcbca006"/>Fail fast concept and it's implementation<text:tab/><text:span text:style-name="OrgTags">[<text:span text:style-name="OrgTag">midlevel</text:span>]</text:span>
<text:bookmark-end text:name="OrgXref.orgcbca006"/></text:p>
            </text:list-item>
            <text:list-item>
              <text:p text:style-name="Text_20_body">
<text:bookmark-start text:name="OrgXref.org44997dc"/>
<text:bookmark text:name="org44997dc"/>practical understanding of different type of tests and their usage<text:tab/><text:span text:style-name="OrgTags">[<text:span text:style-name="OrgTag">senior</text:span>]</text:span>
<text:bookmark-end text:name="OrgXref.org44997dc"/></text:p>
            </text:list-item>
          </text:list>
        </text:list-item>
        <text:list-item>
          <text:p text:style-name="Text_20_body">
<text:bookmark-start text:name="OrgXref.org7435748"/>
<text:bookmark text:name="org7435748"/>architecture
<text:bookmark-end text:name="OrgXref.org7435748"/></text:p>
          <text:list text:style-name="OrgNumberedList" text:continue-numbering="true">
            <text:list-item>
              <text:p text:style-name="Text_20_body">
<text:bookmark-start text:name="OrgXref.orgbc5b6ba"/>
<text:bookmark text:name="orgbc5b6ba"/>understand common code structure<text:tab/><text:span text:style-name="OrgTags">[<text:span text:style-name="OrgTag">midlevel</text:span>]</text:span>
<text:bookmark-end text:name="OrgXref.orgbc5b6ba"/></text:p>
            </text:list-item>
            <text:list-item>
              <text:p text:style-name="Text_20_body">
<text:bookmark-start text:name="OrgXref.org3f20148"/>
<text:bookmark text:name="org3f20148"/>understand dependency and it's side effects<text:tab/><text:span text:style-name="OrgTags">[<text:span text:style-name="OrgTag">senior</text:span>]</text:span>
<text:bookmark-end text:name="OrgXref.org3f20148"/></text:p>
            </text:list-item>
            <text:list-item>
              <text:p text:style-name="Text_20_body">
<text:bookmark-start text:name="OrgXref.orgdb60406"/>
<text:bookmark text:name="orgdb60406"/>Clean Code<text:tab/><text:span text:style-name="OrgTags">[<text:span text:style-name="OrgTag">midlevel</text:span>]</text:span>
<text:bookmark-end text:name="OrgXref.orgdb60406"/></text:p>
            </text:list-item>
            <text:list-item>
              <text:p text:style-name="Text_20_body">
<text:bookmark-start text:name="OrgXref.org55ab664"/>
<text:bookmark text:name="org55ab664"/>understand and implement design patterns<text:tab/><text:span text:style-name="OrgTags">[<text:span text:style-name="OrgTag">midlevel</text:span>]</text:span>
<text:bookmark-end text:name="OrgXref.org55ab664"/></text:p>
            </text:list-item>
            <text:list-item>
              <text:p text:style-name="Text_20_body">
<text:bookmark-start text:name="OrgXref.org9467151"/>
<text:bookmark text:name="org9467151"/>Correctly identify usage of design patters<text:tab/><text:span text:style-name="OrgTags">[<text:span text:style-name="OrgTag">senior</text:span>]</text:span>
<text:bookmark-end text:name="OrgXref.org9467151"/></text:p>
            </text:list-item>
            <text:list-item>
              <text:p text:style-name="Text_20_body">
<text:bookmark-start text:name="OrgXref.orga74c45d"/>
<text:bookmark text:name="orga74c45d"/>Refactoring<text:tab/><text:span text:style-name="OrgTags">[<text:span text:style-name="OrgTag">midlevel</text:span>]</text:span>
<text:bookmark-end text:name="OrgXref.orga74c45d"/></text:p>
            </text:list-item>
            <text:list-item>
              <text:p text:style-name="Text_20_body">
<text:bookmark-start text:name="OrgXref.orge89668d"/>
<text:bookmark text:name="orge89668d"/>Code Smells<text:tab/><text:span text:style-name="OrgTags">[<text:span text:style-name="OrgTag">midlevel</text:span>]</text:span>
<text:bookmark-end text:name="OrgXref.orge89668d"/></text:p>
            </text:list-item>
            <text:list-item>
              <text:p text:style-name="Text_20_body">
<text:bookmark-start text:name="OrgXref.org49120dc"/>
<text:bookmark text:name="org49120dc"/>refactoring recipe<text:tab/><text:span text:style-name="OrgTags">[<text:span text:style-name="OrgTag">senior</text:span>]</text:span>
<text:bookmark-end text:name="OrgXref.org49120dc"/></text:p>
            </text:list-item>
            <text:list-item>
              <text:p text:style-name="Text_20_body">
<text:bookmark-start text:name="OrgXref.org50839fd"/>
<text:bookmark text:name="org50839fd"/>Understand Testable design<text:tab/><text:span text:style-name="OrgTags">[<text:span text:style-name="OrgTag">senior</text:span>]</text:span>
<text:bookmark-end text:name="OrgXref.org50839fd"/></text:p>
            </text:list-item>
            <text:list-item>
              <text:p text:style-name="Text_20_body">
<text:bookmark-start text:name="OrgXref.org43519f2"/>
<text:bookmark text:name="org43519f2"/>Understand Conformance test/criteria<text:tab/><text:span text:style-name="OrgTags">[<text:span text:style-name="OrgTag">senior</text:span>]</text:span>
<text:bookmark-end text:name="OrgXref.org43519f2"/></text:p>
            </text:list-item>
            <text:list-item>
              <text:p text:style-name="Text_20_body">
<text:bookmark-start text:name="OrgXref.org5b1b564"/>
<text:bookmark text:name="org5b1b564"/>practical understanding of monitoring<text:tab/><text:span text:style-name="OrgTags">[<text:span text:style-name="OrgTag">midlevel</text:span>]</text:span>
<text:bookmark-end text:name="OrgXref.org5b1b564"/></text:p>
            </text:list-item>
            <text:list-item>
              <text:p text:style-name="Text_20_body">
<text:bookmark-start text:name="OrgXref.org1b79476"/>
<text:bookmark text:name="org1b79476"/>practical understanding of logging system<text:tab/><text:span text:style-name="OrgTags">[<text:span text:style-name="OrgTag">midlevel</text:span>]</text:span>
<text:bookmark-end text:name="OrgXref.org1b79476"/></text:p>
            </text:list-item>
            <text:list-item>
              <text:p text:style-name="Text_20_body">
<text:bookmark-start text:name="OrgXref.orgbb7de9d"/>
<text:bookmark text:name="orgbb7de9d"/>ability to compare architectures<text:tab/><text:span text:style-name="OrgTags">[<text:span text:style-name="OrgTag">senior</text:span>]</text:span>
<text:bookmark-end text:name="OrgXref.orgbb7de9d"/></text:p>
            </text:list-item>
            <text:list-item>
              <text:p text:style-name="Text_20_body">
<text:bookmark-start text:name="OrgXref.orgede2773"/>
<text:bookmark text:name="orgede2773"/>ability to design Architecture<text:tab/><text:span text:style-name="OrgTags">[<text:span text:style-name="OrgTag">senior</text:span>]</text:span>
<text:bookmark-end text:name="OrgXref.orgede2773"/></text:p>
            </text:list-item>
          </text:list>
        </text:list-item>
        <text:list-item>
          <text:p text:style-name="Text_20_body">
<text:bookmark-start text:name="OrgXref.orga354b84"/>
<text:bookmark text:name="orga354b84"/>Operational requirements
<text:bookmark-end text:name="OrgXref.orga354b84"/></text:p>
          <text:list text:style-name="OrgNumberedList" text:continue-numbering="true">
            <text:list-item>
              <text:p text:style-name="Text_20_body">
<text:bookmark-start text:name="OrgXref.org9bdc653"/>
<text:bookmark text:name="org9bdc653"/>Understand fin-tech coding standards<text:tab/><text:span text:style-name="OrgTags">[<text:span text:style-name="OrgTag">midlevel</text:span>]</text:span>
<text:bookmark-end text:name="OrgXref.org9bdc653"/></text:p>
            </text:list-item>
            <text:list-item>
              <text:p text:style-name="Text_20_body">
<text:bookmark-start text:name="OrgXref.orgf1b6886"/>
<text:bookmark text:name="orgf1b6886"/>Understand fin-tech operational standard<text:tab/><text:span text:style-name="OrgTags">[<text:span text:style-name="OrgTag">midlevel</text:span>]</text:span>
<text:bookmark-end text:name="OrgXref.orgf1b6886"/></text:p>
            </text:list-item>
            <text:list-item>
              <text:p text:style-name="Text_20_body">
<text:bookmark-start text:name="OrgXref.org0b023bd"/>
<text:bookmark text:name="org0b023bd"/>Understand fin-tech monitoring standard<text:tab/><text:span text:style-name="OrgTags">[<text:span text:style-name="OrgTag">senior</text:span>]</text:span>
<text:bookmark-end text:name="OrgXref.org0b023bd"/></text:p>
            </text:list-item>
            <text:list-item>
              <text:p text:style-name="Text_20_body">
<text:bookmark-start text:name="OrgXref.orgc92a7e1"/>
<text:bookmark text:name="orgc92a7e1"/>Understand Data policies<text:tab/><text:span text:style-name="OrgTags">[<text:span text:style-name="OrgTag">senior</text:span>]</text:span>
<text:bookmark-end text:name="OrgXref.orgc92a7e1"/></text:p>
            </text:list-item>
            <text:list-item>
              <text:p text:style-name="Text_20_body">
<text:bookmark-start text:name="OrgXref.org2292d3e"/>
<text:bookmark text:name="org2292d3e"/>Understand Audit policies and Auditable system<text:tab/><text:span text:style-name="OrgTags">[<text:span text:style-name="OrgTag">senior</text:span>]</text:span>
<text:bookmark-end text:name="OrgXref.org2292d3e"/></text:p>
            </text:list-item>
            <text:list-item>
              <text:p text:style-name="Text_20_body">
<text:bookmark-start text:name="OrgXref.org2a8f9a7"/>
<text:bookmark text:name="org2a8f9a7"/>Understand security implication and policies<text:tab/><text:span text:style-name="OrgTags">[<text:span text:style-name="OrgTag">midlevel</text:span>]</text:span>
<text:bookmark-end text:name="OrgXref.org2a8f9a7"/></text:p>
            </text:list-item>
            <text:list-item>
              <text:p text:style-name="Text_20_body">
<text:bookmark-start text:name="OrgXref.orgb1a41b5"/>
<text:bookmark text:name="orgb1a41b5"/>Understand Backward compatibility<text:tab/><text:span text:style-name="OrgTags">[<text:span text:style-name="OrgTag">midlevel</text:span>]</text:span>
<text:bookmark-end text:name="OrgXref.orgb1a41b5"/></text:p>
            </text:list-item>
          </text:list>
        </text:list-item>
        <text:list-item>
          <text:p text:style-name="Text_20_body">
<text:bookmark-start text:name="OrgXref.org7b1e493"/>
<text:bookmark text:name="org7b1e493"/>Ability to find bottle-necks in the system<text:tab/><text:span text:style-name="OrgTags">[<text:span text:style-name="OrgTag">senior</text:span>]</text:span>
<text:bookmark-end text:name="OrgXref.org7b1e493"/></text:p>
        </text:list-item>
        <text:list-item>
          <text:p text:style-name="Text_20_body">
<text:bookmark-start text:name="OrgXref.org2c4357d"/>
<text:bookmark text:name="org2c4357d"/>practical understanding of how database works<text:tab/><text:span text:style-name="OrgTags">[<text:span text:style-name="OrgTag">midlevel</text:span>]</text:span>
<text:bookmark-end text:name="OrgXref.org2c4357d"/></text:p>
        </text:list-item>
        <text:list-item>
          <text:p text:style-name="Text_20_body">
<text:bookmark-start text:name="OrgXref.orgad71ad6"/>
<text:bookmark text:name="orgad71ad6"/>deep understanding of how database works<text:tab/><text:span text:style-name="OrgTags">[<text:span text:style-name="OrgTag">senior</text:span>]</text:span>
<text:bookmark-end text:name="OrgXref.orgad71ad6"/></text:p>
        </text:list-item>
      </text:list>
      <text:h text:style-name="Heading_20_3" text:outline-level="3" text:is-list-header="false">
<text:bookmark-start text:name="OrgXref.orgce16915"/>
<text:bookmark text:name="orgce16915"/>stress handling
<text:bookmark-end text:name="OrgXref.orgce16915"/></text:h>
      <text:list text:style-name="OrgNumberedList" text:continue-numbering="false">
        <text:list-item>
          <text:p text:style-name="Text_20_body">
<text:bookmark-start text:name="OrgXref.orgb9fafa8"/>
<text:bookmark text:name="orgb9fafa8"/>Work reliably under stress and time constraint<text:tab/><text:span text:style-name="OrgTags">[<text:span text:style-name="OrgTag">midlevel</text:span>]</text:span>
<text:bookmark-end text:name="OrgXref.orgb9fafa8"/></text:p>
        </text:list-item>
        <text:list-item>
          <text:p text:style-name="Text_20_body">
<text:bookmark-start text:name="OrgXref.org87463db"/>
<text:bookmark text:name="org87463db"/>Ability to prioritize tasks under stress<text:tab/><text:span text:style-name="OrgTags">[<text:span text:style-name="OrgTag">midlevel</text:span>]</text:span>
<text:bookmark-end text:name="OrgXref.org87463db"/></text:p>
        </text:list-item>
      </text:list>
      <text:h text:style-name="Heading_20_3" text:outline-level="3" text:is-list-header="false">
<text:bookmark-start text:name="OrgXref.org6b0d5c4"/>
<text:bookmark text:name="org6b0d5c4"/>soft-skills
<text:bookmark-end text:name="OrgXref.org6b0d5c4"/></text:h>
      <text:list text:style-name="OrgNumberedList" text:continue-numbering="false">
        <text:list-item>
          <text:p text:style-name="Text_20_body">
<text:bookmark-start text:name="OrgXref.orgb4e67f2"/>
<text:bookmark text:name="orgb4e67f2"/>communicate with clients and service providers<text:tab/><text:span text:style-name="OrgTags">[<text:span text:style-name="OrgTag">midlevel</text:span>]</text:span>
<text:bookmark-end text:name="OrgXref.orgb4e67f2"/></text:p>
        </text:list-item>
        <text:list-item>
          <text:p text:style-name="Text_20_body">
<text:bookmark-start text:name="OrgXref.orgb2c66bd"/>
<text:bookmark text:name="orgb2c66bd"/>patience<text:tab/><text:span text:style-name="OrgTags">[<text:span text:style-name="OrgTag">midlevel</text:span>]</text:span>
<text:bookmark-end text:name="OrgXref.orgb2c66bd"/></text:p>
        </text:list-item>
        <text:list-item>
          <text:p text:style-name="Text_20_body">
<text:bookmark-start text:name="OrgXref.org06a7fa3"/>
<text:bookmark text:name="org06a7fa3"/>Growth Mentality<text:tab/><text:span text:style-name="OrgTags">[<text:span text:style-name="OrgTag">junior</text:span>]</text:span>
<text:bookmark-end text:name="OrgXref.org06a7fa3"/></text:p>
        </text:list-item>
        <text:list-item>
          <text:p text:style-name="Text_20_body">
<text:bookmark-start text:name="OrgXref.org86feac5"/>
<text:bookmark text:name="org86feac5"/>avid learner<text:tab/><text:span text:style-name="OrgTags">[<text:span text:style-name="OrgTag">junior</text:span>]</text:span>
<text:bookmark-end text:name="OrgXref.org86feac5"/></text:p>
        </text:list-item>
        <text:list-item>
          <text:p text:style-name="Text_20_body">
<text:bookmark-start text:name="OrgXref.org9fe97a3"/>
<text:bookmark text:name="org9fe97a3"/>taking responsibility for their action and consequences<text:tab/><text:span text:style-name="OrgTags">[<text:span text:style-name="OrgTag">junior</text:span>]</text:span>
<text:bookmark-end text:name="OrgXref.org9fe97a3"/></text:p>
        </text:list-item>
        <text:list-item>
          <text:p text:style-name="Text_20_body">
<text:bookmark-start text:name="OrgXref.org60435d0"/>
<text:bookmark text:name="org60435d0"/>communication skills<text:tab/><text:span text:style-name="OrgTags">[<text:span text:style-name="OrgTag">midlevel</text:span>]</text:span>
<text:bookmark-end text:name="OrgXref.org60435d0"/></text:p>
        </text:list-item>
      </text:list>
      <text:h text:style-name="Heading_20_2" text:outline-level="2" text:is-list-header="false">
<text:bookmark-start text:name="OrgXref.org349f9a2"/>
<text:bookmark text:name="org349f9a2"/>lead
<text:bookmark-end text:name="OrgXref.org349f9a2"/></text:h>
      <text:h text:style-name="Heading_20_3" text:outline-level="3" text:is-list-header="false">
<text:bookmark-start text:name="OrgXref.org653967a"/>
<text:bookmark text:name="org653967a"/>programming skills
<text:bookmark-end text:name="OrgXref.org653967a"/></text:h>
      <text:list text:style-name="OrgNumberedList" text:continue-numbering="false">
        <text:list-item>
          <text:p text:style-name="Text_20_body">
<text:bookmark-start text:name="OrgXref.org1a1966e"/>
<text:bookmark text:name="org1a1966e"/>Java programming<text:tab/><text:span text:style-name="OrgTags">[<text:span text:style-name="OrgTag">junior</text:span>]</text:span>
<text:bookmark-end text:name="OrgXref.org1a1966e"/></text:p>
        </text:list-item>
        <text:list-item>
          <text:p text:style-name="Text_20_body">
<text:bookmark-start text:name="OrgXref.orga972d2a"/>
<text:bookmark text:name="orga972d2a"/>spring framework<text:tab/><text:span text:style-name="OrgTags">[<text:span text:style-name="OrgTag">junior</text:span>]</text:span>
<text:bookmark-end text:name="OrgXref.orga972d2a"/></text:p>
        </text:list-item>
        <text:list-item>
          <text:p text:style-name="Text_20_body">
<text:bookmark-start text:name="OrgXref.orgb0aee84"/>
<text:bookmark text:name="orgb0aee84"/>Hibernate JPA<text:tab/><text:span text:style-name="OrgTags">[<text:span text:style-name="OrgTag">junior</text:span>]</text:span>
<text:bookmark-end text:name="OrgXref.orgb0aee84"/></text:p>
        </text:list-item>
        <text:list-item>
          <text:p text:style-name="Text_20_body">
<text:bookmark-start text:name="OrgXref.org1985d29"/>
<text:bookmark text:name="org1985d29"/>Database<text:tab/><text:span text:style-name="OrgTags">[<text:span text:style-name="OrgTag">midlevel</text:span>]</text:span>
<text:bookmark-end text:name="OrgXref.org1985d29"/></text:p>
        </text:list-item>
        <text:list-item>
          <text:p text:style-name="Text_20_body">
<text:bookmark-start text:name="OrgXref.orgeaf8758"/>
<text:bookmark text:name="orgeaf8758"/>redis<text:tab/><text:span text:style-name="OrgTags">[<text:span text:style-name="OrgTag">midlevel</text:span>]</text:span>
<text:bookmark-end text:name="OrgXref.orgeaf8758"/></text:p>
        </text:list-item>
        <text:list-item>
          <text:p text:style-name="Text_20_body">
<text:bookmark-start text:name="OrgXref.org049cdd6"/>
<text:bookmark text:name="org049cdd6"/>Tests<text:tab/><text:span text:style-name="OrgTags">[<text:span text:style-name="OrgTag">midlevel</text:span>]</text:span>
<text:bookmark-end text:name="OrgXref.org049cdd6"/></text:p>
        </text:list-item>
        <text:list-item>
          <text:p text:style-name="Text_20_body">
<text:bookmark-start text:name="OrgXref.org3f5f6fb"/>
<text:bookmark text:name="org3f5f6fb"/>Test framework JUnit<text:tab/><text:span text:style-name="OrgTags">[<text:span text:style-name="OrgTag">midlevel</text:span>]</text:span>
<text:bookmark-end text:name="OrgXref.org3f5f6fb"/></text:p>
        </text:list-item>
      </text:list>
      <text:h text:style-name="Heading_20_3" text:outline-level="3" text:is-list-header="false">
<text:bookmark-start text:name="OrgXref.org5decda0"/>
<text:bookmark text:name="org5decda0"/>knowledge
<text:bookmark-end text:name="OrgXref.org5decda0"/></text:h>
      <text:list text:style-name="OrgNumberedList" text:continue-numbering="false">
        <text:list-item>
          <text:p text:style-name="Text_20_body">
<text:bookmark-start text:name="OrgXref.orgd934aeb"/>
<text:bookmark text:name="orgd934aeb"/>how systems work
<text:bookmark-end text:name="OrgXref.orgd934aeb"/></text:p>
          <text:list text:style-name="OrgNumberedList" text:continue-numbering="true">
            <text:list-item>
              <text:p text:style-name="Text_20_body">
<text:bookmark-start text:name="OrgXref.org38ae856"/>
<text:bookmark text:name="org38ae856"/>Understand Java echo-system<text:tab/><text:span text:style-name="OrgTags">[<text:span text:style-name="OrgTag">midlevel</text:span>]</text:span>
<text:bookmark-end text:name="OrgXref.org38ae856"/></text:p>
            </text:list-item>
            <text:list-item>
              <text:p text:style-name="Text_20_body">
<text:bookmark-start text:name="OrgXref.org30f1575"/>
<text:bookmark text:name="org30f1575"/>Understand how Spring framework works<text:tab/><text:span text:style-name="OrgTags">[<text:span text:style-name="OrgTag">midlevel</text:span>]</text:span>
<text:bookmark-end text:name="OrgXref.org30f1575"/></text:p>
            </text:list-item>
            <text:list-item>
              <text:p text:style-name="Text_20_body">
<text:bookmark-start text:name="OrgXref.org0bbb4bb"/>
<text:bookmark text:name="org0bbb4bb"/>Understand algorithm complexity<text:tab/><text:span text:style-name="OrgTags">[<text:span text:style-name="OrgTag">midlevel</text:span>]</text:span>
<text:bookmark-end text:name="OrgXref.org0bbb4bb"/></text:p>
            </text:list-item>
            <text:list-item>
              <text:p text:style-name="Text_20_body">
<text:bookmark-start text:name="OrgXref.org4fd6cef"/>
<text:bookmark text:name="org4fd6cef"/>Understanding of JVM and how it works<text:tab/><text:span text:style-name="OrgTags">[<text:span text:style-name="OrgTag">midlevel</text:span>]</text:span>
<text:bookmark-end text:name="OrgXref.org4fd6cef"/></text:p>
            </text:list-item>
            <text:list-item>
              <text:p text:style-name="Text_20_body">
<text:bookmark-start text:name="OrgXref.org0416d7e"/>
<text:bookmark text:name="org0416d7e"/>understand how logging work<text:tab/><text:span text:style-name="OrgTags">[<text:span text:style-name="OrgTag">midlevel</text:span>]</text:span>
<text:bookmark-end text:name="OrgXref.org0416d7e"/></text:p>
            </text:list-item>
          </text:list>
        </text:list-item>
        <text:list-item>
          <text:p text:style-name="Text_20_body">
<text:bookmark-start text:name="OrgXref.org9a90cad"/>
<text:bookmark text:name="org9a90cad"/>Codding standards
<text:bookmark-end text:name="OrgXref.org9a90cad"/></text:p>
          <text:list text:style-name="OrgNumberedList" text:continue-numbering="true">
            <text:list-item>
              <text:p text:style-name="Text_20_body">
<text:bookmark-start text:name="OrgXref.orgaaf430f"/>
<text:bookmark text:name="orgaaf430f"/>Fault tolerant code<text:tab/><text:span text:style-name="OrgTags">[<text:span text:style-name="OrgTag">midlevel</text:span>]</text:span>
<text:bookmark-end text:name="OrgXref.orgaaf430f"/></text:p>
            </text:list-item>
            <text:list-item>
              <text:p text:style-name="Text_20_body">
<text:bookmark-start text:name="OrgXref.orgb7d746b"/>
<text:bookmark text:name="orgb7d746b"/>Error handling practices<text:tab/><text:span text:style-name="OrgTags">[<text:span text:style-name="OrgTag">midlevel</text:span>]</text:span>
<text:bookmark-end text:name="OrgXref.orgb7d746b"/></text:p>
            </text:list-item>
            <text:list-item>
              <text:p text:style-name="Text_20_body">
<text:bookmark-start text:name="OrgXref.orgf3ebfe6"/>
<text:bookmark text:name="orgf3ebfe6"/>resource management practices<text:tab/><text:span text:style-name="OrgTags">[<text:span text:style-name="OrgTag">midlevel</text:span>]</text:span>
<text:bookmark-end text:name="OrgXref.orgf3ebfe6"/></text:p>
            </text:list-item>
            <text:list-item>
              <text:p text:style-name="Text_20_body">
<text:bookmark-start text:name="OrgXref.org5af8a0f"/>
<text:bookmark text:name="org5af8a0f"/>Familiar with some test practices<text:tab/><text:span text:style-name="OrgTags">[<text:span text:style-name="OrgTag">midlevel</text:span>]</text:span>
<text:bookmark-end text:name="OrgXref.org5af8a0f"/></text:p>
            </text:list-item>
            <text:list-item>
              <text:p text:style-name="Text_20_body">
<text:bookmark-start text:name="OrgXref.orgc84bc93"/>
<text:bookmark text:name="orgc84bc93"/>Understand difference between different testing methodology<text:tab/><text:span text:style-name="OrgTags">[<text:span text:style-name="OrgTag">senior</text:span>]</text:span>
<text:bookmark-end text:name="OrgXref.orgc84bc93"/></text:p>
            </text:list-item>
            <text:list-item>
              <text:p text:style-name="Text_20_body">
<text:bookmark-start text:name="OrgXref.org5666b56"/>
<text:bookmark text:name="org5666b56"/>Fail fast concept and it's implementation<text:tab/><text:span text:style-name="OrgTags">[<text:span text:style-name="OrgTag">midlevel</text:span>]</text:span>
<text:bookmark-end text:name="OrgXref.org5666b56"/></text:p>
            </text:list-item>
            <text:list-item>
              <text:p text:style-name="Text_20_body">
<text:bookmark-start text:name="OrgXref.orgb5ca8b5"/>
<text:bookmark text:name="orgb5ca8b5"/>practical understanding of different type of tests and their usage<text:tab/><text:span text:style-name="OrgTags">[<text:span text:style-name="OrgTag">senior</text:span>]</text:span>
<text:bookmark-end text:name="OrgXref.orgb5ca8b5"/></text:p>
            </text:list-item>
          </text:list>
        </text:list-item>
        <text:list-item>
          <text:p text:style-name="Text_20_body">
<text:bookmark-start text:name="OrgXref.org3b6a822"/>
<text:bookmark text:name="org3b6a822"/>architecture
<text:bookmark-end text:name="OrgXref.org3b6a822"/></text:p>
          <text:list text:style-name="OrgNumberedList" text:continue-numbering="true">
            <text:list-item>
              <text:p text:style-name="Text_20_body">
<text:bookmark-start text:name="OrgXref.org88ded63"/>
<text:bookmark text:name="org88ded63"/>understand common code structure<text:tab/><text:span text:style-name="OrgTags">[<text:span text:style-name="OrgTag">midlevel</text:span>]</text:span>
<text:bookmark-end text:name="OrgXref.org88ded63"/></text:p>
            </text:list-item>
            <text:list-item>
              <text:p text:style-name="Text_20_body">
<text:bookmark-start text:name="OrgXref.org94322b2"/>
<text:bookmark text:name="org94322b2"/>understand dependency and it's side effects<text:tab/><text:span text:style-name="OrgTags">[<text:span text:style-name="OrgTag">senior</text:span>]</text:span>
<text:bookmark-end text:name="OrgXref.org94322b2"/></text:p>
            </text:list-item>
            <text:list-item>
              <text:p text:style-name="Text_20_body">
<text:bookmark-start text:name="OrgXref.orgad60587"/>
<text:bookmark text:name="orgad60587"/>Clean Code<text:tab/><text:span text:style-name="OrgTags">[<text:span text:style-name="OrgTag">midlevel</text:span>]</text:span>
<text:bookmark-end text:name="OrgXref.orgad60587"/></text:p>
            </text:list-item>
            <text:list-item>
              <text:p text:style-name="Text_20_body">
<text:bookmark-start text:name="OrgXref.org9e9596c"/>
<text:bookmark text:name="org9e9596c"/>understand and implement design patterns<text:tab/><text:span text:style-name="OrgTags">[<text:span text:style-name="OrgTag">midlevel</text:span>]</text:span>
<text:bookmark-end text:name="OrgXref.org9e9596c"/></text:p>
            </text:list-item>
            <text:list-item>
              <text:p text:style-name="Text_20_body">
<text:bookmark-start text:name="OrgXref.org5756ceb"/>
<text:bookmark text:name="org5756ceb"/>Correctly identify usage of design patters<text:tab/><text:span text:style-name="OrgTags">[<text:span text:style-name="OrgTag">senior</text:span>]</text:span>
<text:bookmark-end text:name="OrgXref.org5756ceb"/></text:p>
            </text:list-item>
            <text:list-item>
              <text:p text:style-name="Text_20_body">
<text:bookmark-start text:name="OrgXref.orgf9dab53"/>
<text:bookmark text:name="orgf9dab53"/>Refactoring<text:tab/><text:span text:style-name="OrgTags">[<text:span text:style-name="OrgTag">midlevel</text:span>]</text:span>
<text:bookmark-end text:name="OrgXref.orgf9dab53"/></text:p>
            </text:list-item>
            <text:list-item>
              <text:p text:style-name="Text_20_body">
<text:bookmark-start text:name="OrgXref.org63ab56f"/>
<text:bookmark text:name="org63ab56f"/>Code Smells<text:tab/><text:span text:style-name="OrgTags">[<text:span text:style-name="OrgTag">midlevel</text:span>]</text:span>
<text:bookmark-end text:name="OrgXref.org63ab56f"/></text:p>
            </text:list-item>
            <text:list-item>
              <text:p text:style-name="Text_20_body">
<text:bookmark-start text:name="OrgXref.org50b6984"/>
<text:bookmark text:name="org50b6984"/>refactoring recipe<text:tab/><text:span text:style-name="OrgTags">[<text:span text:style-name="OrgTag">senior</text:span>]</text:span>
<text:bookmark-end text:name="OrgXref.org50b6984"/></text:p>
            </text:list-item>
            <text:list-item>
              <text:p text:style-name="Text_20_body">
<text:bookmark-start text:name="OrgXref.org6459974"/>
<text:bookmark text:name="org6459974"/>Understand Testable design<text:tab/><text:span text:style-name="OrgTags">[<text:span text:style-name="OrgTag">senior</text:span>]</text:span>
<text:bookmark-end text:name="OrgXref.org6459974"/></text:p>
            </text:list-item>
            <text:list-item>
              <text:p text:style-name="Text_20_body">
<text:bookmark-start text:name="OrgXref.orga65d7e1"/>
<text:bookmark text:name="orga65d7e1"/>Understand Conformance test/criteria<text:tab/><text:span text:style-name="OrgTags">[<text:span text:style-name="OrgTag">senior</text:span>]</text:span>
<text:bookmark-end text:name="OrgXref.orga65d7e1"/></text:p>
            </text:list-item>
            <text:list-item>
              <text:p text:style-name="Text_20_body">
<text:bookmark-start text:name="OrgXref.org40ead27"/>
<text:bookmark text:name="org40ead27"/>practical understanding of monitoring<text:tab/><text:span text:style-name="OrgTags">[<text:span text:style-name="OrgTag">midlevel</text:span>]</text:span>
<text:bookmark-end text:name="OrgXref.org40ead27"/></text:p>
            </text:list-item>
            <text:list-item>
              <text:p text:style-name="Text_20_body">
<text:bookmark-start text:name="OrgXref.org92d8fa7"/>
<text:bookmark text:name="org92d8fa7"/>practical understanding of logging system<text:tab/><text:span text:style-name="OrgTags">[<text:span text:style-name="OrgTag">midlevel</text:span>]</text:span>
<text:bookmark-end text:name="OrgXref.org92d8fa7"/></text:p>
            </text:list-item>
            <text:list-item>
              <text:p text:style-name="Text_20_body">
<text:bookmark-start text:name="OrgXref.org0881c51"/>
<text:bookmark text:name="org0881c51"/>ability to compare architectures<text:tab/><text:span text:style-name="OrgTags">[<text:span text:style-name="OrgTag">senior</text:span>]</text:span>
<text:bookmark-end text:name="OrgXref.org0881c51"/></text:p>
            </text:list-item>
            <text:list-item>
              <text:p text:style-name="Text_20_body">
<text:bookmark-start text:name="OrgXref.orgda75527"/>
<text:bookmark text:name="orgda75527"/>ability to design Architecture<text:tab/><text:span text:style-name="OrgTags">[<text:span text:style-name="OrgTag">senior</text:span>]</text:span>
<text:bookmark-end text:name="OrgXref.orgda75527"/></text:p>
            </text:list-item>
          </text:list>
        </text:list-item>
        <text:list-item>
          <text:p text:style-name="Text_20_body">
<text:bookmark-start text:name="OrgXref.orgdd6f973"/>
<text:bookmark text:name="orgdd6f973"/>Operational requirements
<text:bookmark-end text:name="OrgXref.orgdd6f973"/></text:p>
          <text:list text:style-name="OrgNumberedList" text:continue-numbering="true">
            <text:list-item>
              <text:p text:style-name="Text_20_body">
<text:bookmark-start text:name="OrgXref.orgdd5ce1f"/>
<text:bookmark text:name="orgdd5ce1f"/>Understand fin-tech coding standards<text:tab/><text:span text:style-name="OrgTags">[<text:span text:style-name="OrgTag">midlevel</text:span>]</text:span>
<text:bookmark-end text:name="OrgXref.orgdd5ce1f"/></text:p>
            </text:list-item>
            <text:list-item>
              <text:p text:style-name="Text_20_body">
<text:bookmark-start text:name="OrgXref.org466b7dc"/>
<text:bookmark text:name="org466b7dc"/>Understand fin-tech operational standard<text:tab/><text:span text:style-name="OrgTags">[<text:span text:style-name="OrgTag">midlevel</text:span>]</text:span>
<text:bookmark-end text:name="OrgXref.org466b7dc"/></text:p>
            </text:list-item>
            <text:list-item>
              <text:p text:style-name="Text_20_body">
<text:bookmark-start text:name="OrgXref.org40faa73"/>
<text:bookmark text:name="org40faa73"/>Understand fin-tech monitoring standard<text:tab/><text:span text:style-name="OrgTags">[<text:span text:style-name="OrgTag">senior</text:span>]</text:span>
<text:bookmark-end text:name="OrgXref.org40faa73"/></text:p>
            </text:list-item>
            <text:list-item>
              <text:p text:style-name="Text_20_body">
<text:bookmark-start text:name="OrgXref.orgf3016da"/>
<text:bookmark text:name="orgf3016da"/>Understand Data policies<text:tab/><text:span text:style-name="OrgTags">[<text:span text:style-name="OrgTag">senior</text:span>]</text:span>
<text:bookmark-end text:name="OrgXref.orgf3016da"/></text:p>
            </text:list-item>
            <text:list-item>
              <text:p text:style-name="Text_20_body">
<text:bookmark-start text:name="OrgXref.org0f4e035"/>
<text:bookmark text:name="org0f4e035"/>Understand Audit policies and Auditable system<text:tab/><text:span text:style-name="OrgTags">[<text:span text:style-name="OrgTag">senior</text:span>]</text:span>
<text:bookmark-end text:name="OrgXref.org0f4e035"/></text:p>
            </text:list-item>
            <text:list-item>
              <text:p text:style-name="Text_20_body">
<text:bookmark-start text:name="OrgXref.orga4af142"/>
<text:bookmark text:name="orga4af142"/>Understand security implication and policies<text:tab/><text:span text:style-name="OrgTags">[<text:span text:style-name="OrgTag">midlevel</text:span>]</text:span>
<text:bookmark-end text:name="OrgXref.orga4af142"/></text:p>
            </text:list-item>
            <text:list-item>
              <text:p text:style-name="Text_20_body">
<text:bookmark-start text:name="OrgXref.orgfd89e72"/>
<text:bookmark text:name="orgfd89e72"/>Understand Backward compatibility<text:tab/><text:span text:style-name="OrgTags">[<text:span text:style-name="OrgTag">midlevel</text:span>]</text:span>
<text:bookmark-end text:name="OrgXref.orgfd89e72"/></text:p>
            </text:list-item>
          </text:list>
        </text:list-item>
        <text:list-item>
          <text:p text:style-name="Text_20_body">
<text:bookmark-start text:name="OrgXref.org41b46a2"/>
<text:bookmark text:name="org41b46a2"/>Ability to find bottle-necks in the system<text:tab/><text:span text:style-name="OrgTags">[<text:span text:style-name="OrgTag">senior</text:span>]</text:span>
<text:bookmark-end text:name="OrgXref.org41b46a2"/></text:p>
        </text:list-item>
        <text:list-item>
          <text:p text:style-name="Text_20_body">
<text:bookmark-start text:name="OrgXref.org7b936b2"/>
<text:bookmark text:name="org7b936b2"/>practical understanding of how database works<text:tab/><text:span text:style-name="OrgTags">[<text:span text:style-name="OrgTag">midlevel</text:span>]</text:span>
<text:bookmark-end text:name="OrgXref.org7b936b2"/></text:p>
        </text:list-item>
        <text:list-item>
          <text:p text:style-name="Text_20_body">
<text:bookmark-start text:name="OrgXref.org2097e49"/>
<text:bookmark text:name="org2097e49"/>deep understanding of how database works<text:tab/><text:span text:style-name="OrgTags">[<text:span text:style-name="OrgTag">senior</text:span>]</text:span>
<text:bookmark-end text:name="OrgXref.org2097e49"/></text:p>
        </text:list-item>
      </text:list>
      <text:h text:style-name="Heading_20_3" text:outline-level="3" text:is-list-header="false">
<text:bookmark-start text:name="OrgXref.orgc1add9d"/>
<text:bookmark text:name="orgc1add9d"/>stress handling
<text:bookmark-end text:name="OrgXref.orgc1add9d"/></text:h>
      <text:list text:style-name="OrgNumberedList" text:continue-numbering="false">
        <text:list-item>
          <text:p text:style-name="Text_20_body">
<text:bookmark-start text:name="OrgXref.org63bedde"/>
<text:bookmark text:name="org63bedde"/>Work reliably under stress and time constraint<text:tab/><text:span text:style-name="OrgTags">[<text:span text:style-name="OrgTag">midlevel</text:span>]</text:span>
<text:bookmark-end text:name="OrgXref.org63bedde"/></text:p>
        </text:list-item>
        <text:list-item>
          <text:p text:style-name="Text_20_body">
<text:bookmark-start text:name="OrgXref.org7042edf"/>
<text:bookmark text:name="org7042edf"/>Ability to prioritize tasks under stress<text:tab/><text:span text:style-name="OrgTags">[<text:span text:style-name="OrgTag">midlevel</text:span>]</text:span>
<text:bookmark-end text:name="OrgXref.org7042edf"/></text:p>
        </text:list-item>
      </text:list>
      <text:h text:style-name="Heading_20_3" text:outline-level="3" text:is-list-header="false">
<text:bookmark-start text:name="OrgXref.orgfeb0aea"/>
<text:bookmark text:name="orgfeb0aea"/>soft-skills
<text:bookmark-end text:name="OrgXref.orgfeb0aea"/></text:h>
      <text:list text:style-name="OrgNumberedList" text:continue-numbering="false">
        <text:list-item>
          <text:p text:style-name="Text_20_body">
<text:bookmark-start text:name="OrgXref.orgb610700"/>
<text:bookmark text:name="orgb610700"/>communicate with clients and service providers<text:tab/><text:span text:style-name="OrgTags">[<text:span text:style-name="OrgTag">midlevel</text:span>]</text:span>
<text:bookmark-end text:name="OrgXref.orgb610700"/></text:p>
        </text:list-item>
        <text:list-item>
          <text:p text:style-name="Text_20_body">
<text:bookmark-start text:name="OrgXref.org2e670e4"/>
<text:bookmark text:name="org2e670e4"/>patience<text:tab/><text:span text:style-name="OrgTags">[<text:span text:style-name="OrgTag">midlevel</text:span>]</text:span>
<text:bookmark-end text:name="OrgXref.org2e670e4"/></text:p>
        </text:list-item>
        <text:list-item>
          <text:p text:style-name="Text_20_body">
<text:bookmark-start text:name="OrgXref.orgecb2804"/>
<text:bookmark text:name="orgecb2804"/>Growth Mentality<text:tab/><text:span text:style-name="OrgTags">[<text:span text:style-name="OrgTag">junior</text:span>]</text:span>
<text:bookmark-end text:name="OrgXref.orgecb2804"/></text:p>
        </text:list-item>
        <text:list-item>
          <text:p text:style-name="Text_20_body">
<text:bookmark-start text:name="OrgXref.org9a22033"/>
<text:bookmark text:name="org9a22033"/>avid learner<text:tab/><text:span text:style-name="OrgTags">[<text:span text:style-name="OrgTag">junior</text:span>]</text:span>
<text:bookmark-end text:name="OrgXref.org9a22033"/></text:p>
        </text:list-item>
        <text:list-item>
          <text:p text:style-name="Text_20_body">
<text:bookmark-start text:name="OrgXref.org056a456"/>
<text:bookmark text:name="org056a456"/>taking responsibility for their action and consequences<text:tab/><text:span text:style-name="OrgTags">[<text:span text:style-name="OrgTag">junior</text:span>]</text:span>
<text:bookmark-end text:name="OrgXref.org056a456"/></text:p>
        </text:list-item>
        <text:list-item>
          <text:p text:style-name="Text_20_body">
<text:bookmark-start text:name="OrgXref.org21d8812"/>
<text:bookmark text:name="org21d8812"/>communication skills<text:tab/><text:span text:style-name="OrgTags">[<text:span text:style-name="OrgTag">midlevel</text:span>]</text:span>
<text:bookmark-end text:name="OrgXref.org21d8812"/>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ilad</dc:creator>
    <meta:initial-creator>milad</meta:initial-creator>
    <dc:date>2020-10-16T01:56:27</dc:date>
    <meta:creation-date>2020-10-16T01:56:27</meta:creation-date>
    <meta:generator>Emacs 27.1 (Org mode 9.3.7)</meta:generator>
    <meta:keyword/>
    <dc:subject/>
    <dc:title/>
  </office:meta>
</office:document-meta>
</file>